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normal" style:master-page-name="Standard">
      <style:paragraph-properties style:page-number="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reated a server using simple syntax that was shown in the videos. Have not implemented much features because facing issues with the styling css part the Routes were created but did not make a link which can take you to next page on clicking have to work on that part will figure that out today or in the coming assignments </text:p>
      <text:p text:style-name="normal"/>
      <text:p text:style-name="normal">Main issue that im facing is the styling prt only hopefully with the coming videos that thing will get cleared</text:p>
      <text:p text:style-name="normal"/>
      <text:p text:style-name="normal">How the server is created and how it is working is done inth encoding file itself with comment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document-statistic meta:table-count="0" meta:image-count="0" meta:object-count="0" meta:page-count="1" meta:paragraph-count="3" meta:word-count="98" meta:character-count="530" meta:non-whitespace-character-count="433"/>
    <meta:generator>LibreOffice/7.3.7.2$Linux_X86_64 LibreOffice_project/30$Build-2</meta:generator>
  </office:meta>
</office:document-meta>
</file>